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65in"/>
    </style:style>
    <style:style style:name="co2" style:family="table-column">
      <style:table-column-properties fo:break-before="auto" style:column-width="2.0752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9.2083in"/>
    </style:style>
    <style:style style:name="co9" style:family="table-column">
      <style:table-column-properties fo:break-before="auto" style:column-width="1.3953in"/>
    </style:style>
    <style:style style:name="co10" style:family="table-column">
      <style:table-column-properties fo:break-before="auto" style:column-width="5.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a6a6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122"/>
    <style:style style:name="ce4" style:family="table-cell" style:parent-style-name="Default" style:data-style-name="N10122">
      <style:table-cell-properties fo:background-color="#ffa6a6"/>
    </style:style>
    <style:style style:name="ce13" style:family="table-cell" style:parent-style-name="Default" style:data-style-name="N10122">
      <style:table-cell-properties fo:background-color="#b4c7dc"/>
      <style:text-properties fo:font-weight="bold" style:font-weight-asian="bold" style:font-weight-complex="bold"/>
    </style:style>
    <style:style style:name="ce7" style:family="table-cell" style:parent-style-name="Default" style:data-style-name="N10122">
      <style:table-cell-properties fo:background-color="transparent"/>
      <style:text-properties style:use-window-font-color="true"/>
    </style:style>
    <style:style style:name="ce14" style:family="table-cell" style:parent-style-name="Default" style:data-style-name="N10123"/>
    <style:style style:name="ce16" style:family="table-cell" style:parent-style-name="Default">
      <style:table-cell-properties fo:background-color="#e8f2a1"/>
    </style:style>
    <style:style style:name="ce17" style:family="table-cell" style:parent-style-name="Default" style:data-style-name="N10122">
      <style:table-cell-properties fo:background-color="#e8f2a1"/>
    </style:style>
    <style:style style:name="ce18" style:family="table-cell" style:parent-style-name="Default" style:data-style-name="N10123">
      <style:table-cell-properties fo:wrap-option="wrap"/>
    </style:style>
    <style:style style:name="ce19" style:family="table-cell" style:parent-style-name="Default">
      <style:table-cell-properties fo:background-color="#e8f2a1" fo:wrap-option="wrap"/>
    </style:style>
    <style:style style:name="ce2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Übersic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4" table:number-columns-repeated="56" table:default-cell-style-name="Default"/>
        <table:table-row table:style-name="ro1"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MPN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Price</text:p>
          </table:table-cell>
          <table:table-cell table:style-name="ce13" office:value-type="string" calcext:value-type="string">
            <text:p>Price (sum)</text:p>
          </table:table-cell>
          <table:table-cell table:style-name="ce13" office:value-type="string" calcext:value-type="string">
            <text:p>Height</text:p>
          </table:table-cell>
          <table:table-cell table:style-name="ce11" office:value-type="string" calcext:value-type="string">
            <text:p>Area mmxmm </text:p>
            <text:p>(incl. Pins)</text:p>
          </table:table-cell>
          <table:table-cell table:style-name="ce11" office:value-type="string" calcext:value-type="string">
            <text:p>Link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Microcontroller</text:p>
          </table:table-cell>
          <table:table-cell office:value-type="string" calcext:value-type="string">
            <text:p>STM32F030F4P6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1.4" calcext:value-type="currency">
            <text:p>1.40 €</text:p>
          </table:table-cell>
          <table:table-cell table:formula="of:=[.D2]*[.C2]" office:value-type="currency" office:currency="EUR" office:value="1.4" calcext:value-type="currency">
            <text:p>1.40 €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.5x6.5</text:p>
          </table:table-cell>
          <table:table-cell office:value-type="string" calcext:value-type="string">
            <text:p><text:a xlink:href="https://www.reichelt.de/mcu-arm-32-bit-16-kb-tssop-20-stm-32f030f4p6-p168428.html?&amp;trstct=pos_4" xlink:type="simple">https://www.reichelt.de/mcu-arm-32-bit-16-kb-tssop-20-stm-32f030f4p6-p168428.html?&amp;trstct=pos_4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Mosfets</text:p>
          </table:table-cell>
          <table:table-cell office:value-type="string" calcext:value-type="string">
            <text:p>SI4114DY-GE3</text:p>
          </table:table-cell>
          <table:table-cell office:value-type="float" office:value="2" calcext:value-type="float">
            <text:p>2</text:p>
          </table:table-cell>
          <table:table-cell table:style-name="ce12" office:value-type="currency" office:currency="EUR" office:value="0.87" calcext:value-type="currency">
            <text:p>0.87 €</text:p>
          </table:table-cell>
          <table:table-cell table:formula="of:=[.D3]*[.C3]" office:value-type="currency" office:currency="EUR" office:value="1.74" calcext:value-type="currency">
            <text:p>1.74 €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.9x6.0</text:p>
          </table:table-cell>
          <table:table-cell office:value-type="string" calcext:value-type="string">
            <text:p><text:a xlink:href="https://www.reichelt.de/mosfet-n-ch-20v-20a-0-006r-so8-si4114dy-ge3-p254848.html?&amp;trstct=pol_1" xlink:type="simple">https://www.reichelt.de/mosfet-n-ch-20v-20a-0-006r-so8-si4114dy-ge3-p254848.html?&amp;trstct=pol_1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Mosfet-Driver</text:p>
          </table:table-cell>
          <table:table-cell office:value-type="string" calcext:value-type="string">
            <text:p>IR2011S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2.3" calcext:value-type="currency">
            <text:p>2.30 €</text:p>
          </table:table-cell>
          <table:table-cell table:formula="of:=[.D4]*[.C4]" office:value-type="currency" office:currency="EUR" office:value="2.3" calcext:value-type="currency">
            <text:p>2.30 €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.9x6.0</text:p>
          </table:table-cell>
          <table:table-cell office:value-type="string" calcext:value-type="string">
            <text:p><text:a xlink:href="https://www.reichelt.de/mosfet-treiber-high-and-low-side-so-8-ir-2011s-p129748.html?&amp;trstct=pos_07" xlink:type="simple">https://www.reichelt.de/mosfet-treiber-high-and-low-side-so-8-ir-2011s-p129748.html?&amp;trstct=pos_07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Boost-Converter</text:p>
          </table:table-cell>
          <table:table-cell office:value-type="string" calcext:value-type="string">
            <text:p>MAX5026EUT+T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1.1" calcext:value-type="currency">
            <text:p>1.10 €</text:p>
          </table:table-cell>
          <table:table-cell table:formula="of:=[.D5]*[.C5]" office:value-type="currency" office:currency="EUR" office:value="1.1" calcext:value-type="currency">
            <text:p>1.10 €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3.0x3.0</text:p>
          </table:table-cell>
          <table:table-cell office:value-type="string" calcext:value-type="string">
            <text:p><text:a xlink:href="https://www.reichelt.de/boost-schaltregler-adj-40ma-3-11vi-sot23-6-max5026eut-t-p256372.html?&amp;trstct=pol_10" xlink:type="simple">https://www.reichelt.de/boost-schaltregler-adj-40ma-3-11vi-sot23-6-max5026eut-t-p256372.html?&amp;trstct=pol_10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Inductor</text:p>
          </table:table-cell>
          <table:table-cell office:value-type="string" calcext:value-type="string">
            <text:p>L-PIS2408 10µ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74" calcext:value-type="currency">
            <text:p>0.74 €</text:p>
          </table:table-cell>
          <table:table-cell table:formula="of:=[.D6]*[.C6]" office:value-type="currency" office:currency="EUR" office:value="0.74" calcext:value-type="currency">
            <text:p>0.74 €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6.6x6.2</text:p>
          </table:table-cell>
          <table:table-cell office:value-type="string" calcext:value-type="string">
            <text:p><text:a xlink:href="https://www.reichelt.de/smd-power-induktivitaet-pis2408-ferrit-10-l-pis2408-10-p73080.html?&amp;trstct=pol_5" xlink:type="simple">https://www.reichelt.de/smd-power-induktivitaet-pis2408-ferrit-10-l-pis2408-10-p73080.html?&amp;trstct=pol_5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Boost Diode</text:p>
          </table:table-cell>
          <table:table-cell office:value-type="string" calcext:value-type="string">
            <text:p>MBR0520LT1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8" calcext:value-type="currency">
            <text:p>0.08 €</text:p>
          </table:table-cell>
          <table:table-cell table:formula="of:=[.D7]*[.C7]" office:value-type="currency" office:currency="EUR" office:value="0.08" calcext:value-type="currency">
            <text:p>0.08 €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.8x1.8</text:p>
          </table:table-cell>
          <table:table-cell office:value-type="string" calcext:value-type="string">
            <text:p><text:a xlink:href="https://www.reichelt.de/schottkydiode-20-v-0-5-a-sod-123-mbr-0520lt1g-ons-p219620.html?&amp;trstct=pol_0" xlink:type="simple">https://www.reichelt.de/schottkydiode-20-v-0-5-a-sod-123-mbr-0520lt1g-ons-p219620.html?&amp;trstct=pol_0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Linear Regulator (3.3V)</text:p>
          </table:table-cell>
          <table:table-cell office:value-type="string" calcext:value-type="string">
            <text:p>MCP1700T-2502E/TT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53" calcext:value-type="currency">
            <text:p>0.53 €</text:p>
          </table:table-cell>
          <table:table-cell table:formula="of:=[.D8]*[.C8]" office:value-type="currency" office:currency="EUR" office:value="0.53" calcext:value-type="currency">
            <text:p>0.53 €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.1x2.6</text:p>
          </table:table-cell>
          <table:table-cell office:value-type="string" calcext:value-type="string">
            <text:p><text:a xlink:href="https://www.conrad.de/de/p/microchip-technology-mcp1700t-2502e-mb-pmic-spannungsregler-linear-ldo-positiv-fest-sot-89-3-1085862.html" xlink:type="simple">https://www.conrad.de/de/p/microchip-technology-mcp1700t-2502e-mb-pmic-spannungsregler-linear-ldo-positiv-fest-sot-89-3-1085862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Charging-IC</text:p>
          </table:table-cell>
          <table:table-cell office:value-type="string" calcext:value-type="string">
            <text:p>MAX1811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2.75" calcext:value-type="currency">
            <text:p>2.75 €</text:p>
          </table:table-cell>
          <table:table-cell table:formula="of:=[.D9]*[.C9]" office:value-type="currency" office:currency="EUR" office:value="2.75" calcext:value-type="currency">
            <text:p>2.75 €</text:p>
          </table:table-cell>
          <table:table-cell table:number-columns-repeated="2"/>
          <table:table-cell office:value-type="string" calcext:value-type="string">
            <text:p><text:a xlink:href="https://www.reichelt.de/battery-management-ic-li-lader-so-8-max-1811-esa-p57853.html?&amp;trstct=pos_1" xlink:type="simple">https://www.reichelt.de/battery-management-ic-li-lader-so-8-max-1811-esa-p57853.html?&amp;trstct=pos_1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LED orange</text:p>
          </table:table-cell>
          <table:table-cell office:value-type="string" calcext:value-type="string">
            <text:p>KA-3528SECKT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12" calcext:value-type="currency">
            <text:p>0.12 €</text:p>
          </table:table-cell>
          <table:table-cell table:formula="of:=[.D10]*[.C10]" office:value-type="currency" office:currency="EUR" office:value="0.12" calcext:value-type="currency">
            <text:p>0.12 €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2.8x3.5</text:p>
          </table:table-cell>
          <table:table-cell office:value-type="string" calcext:value-type="string">
            <text:p><text:a xlink:href="https://www.conrad.de/de/p/kingbright-ka-3528seckt-smd-led-plcc2-orange-230-mcd-120-20-ma-2-1-1050363.html" xlink:type="simple">https://www.conrad.de/de/p/kingbright-ka-3528seckt-smd-led-plcc2-orange-230-mcd-120-20-ma-2-1-1050363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LED green</text:p>
          </table:table-cell>
          <table:table-cell office:value-type="string" calcext:value-type="string">
            <text:p>KA-3528CGCKT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13" calcext:value-type="currency">
            <text:p>0.13 €</text:p>
          </table:table-cell>
          <table:table-cell table:formula="of:=[.D11]*[.C11]" office:value-type="currency" office:currency="EUR" office:value="0.13" calcext:value-type="currency">
            <text:p>0.13 €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2.8x3.5</text:p>
          </table:table-cell>
          <table:table-cell office:value-type="string" calcext:value-type="string">
            <text:p><text:a xlink:href="https://www.conrad.de/de/p/kingbright-ka-3528cgckt-smd-led-plcc2-gruen-100-mcd-120-20-ma-2-1-v-1050365.html" xlink:type="simple">https://www.conrad.de/de/p/kingbright-ka-3528cgckt-smd-led-plcc2-gruen-100-mcd-120-20-ma-2-1-v-1050365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Optical Fiber</text:p>
          </table:table-cell>
          <table:table-cell office:value-type="string" calcext:value-type="string">
            <text:p>1282.1000</text:p>
          </table:table-cell>
          <table:table-cell office:value-type="float" office:value="2" calcext:value-type="float">
            <text:p>2</text:p>
          </table:table-cell>
          <table:table-cell table:style-name="ce12" office:value-type="currency" office:currency="EUR" office:value="0.69" calcext:value-type="currency">
            <text:p>0.69 €</text:p>
          </table:table-cell>
          <table:table-cell table:formula="of:=[.D12]*[.C12]" office:value-type="currency" office:currency="EUR" office:value="1.38" calcext:value-type="currency">
            <text:p>1.38 €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<text:a xlink:href="https://www.conrad.de/de/p/mentor-1282-1000-hohllichtleiter-starr-kartenbefestigung-presspassung-183494.html" xlink:type="simple">https://www.conrad.de/de/p/mentor-1282-1000-hohllichtleiter-starr-kartenbefestigung-presspassung-183494.html</text:a></text:p>
          </table:table-cell>
          <table:table-cell table:number-columns-repeated="56"/>
        </table:table-row>
        <table:table-row table:style-name="ro2" table:visibility="collapse">
          <table:table-cell table:style-name="ce6" office:value-type="string" calcext:value-type="string">
            <text:p>Taster</text:p>
          </table:table-cell>
          <table:table-cell office:value-type="string" calcext:value-type="string">
            <text:p>TASTER 1600.11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85" calcext:value-type="currency">
            <text:p>0.85 €</text:p>
          </table:table-cell>
          <table:table-cell table:formula="of:=[.D13]*[.C13]" office:value-type="currency" office:currency="EUR" office:value="0.85" calcext:value-type="currency">
            <text:p>0.85 €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1.4x11.4</text:p>
          </table:table-cell>
          <table:table-cell office:value-type="string" calcext:value-type="string">
            <text:p><text:a xlink:href="https://www.reichelt.de/smd-taster-oberflaechenmontage-hoehe-4-7mm-taster-1600-11-p44473.html?&amp;trstct=pol_3" xlink:type="simple">https://www.reichelt.de/smd-taster-oberflaechenmontage-hoehe-4-7mm-taster-1600-11-p44473.html?&amp;trstct=pol_3</text:a></text:p>
          </table:table-cell>
          <table:table-cell table:number-columns-repeated="56"/>
        </table:table-row>
        <table:table-row table:style-name="ro2" table:visibility="collapse">
          <table:table-cell table:style-name="ce6" office:value-type="string" calcext:value-type="string">
            <text:p>Programmierheader THT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9" calcext:value-type="currency">
            <text:p>0.90 €</text:p>
          </table:table-cell>
          <table:table-cell table:formula="of:=[.D14]*[.C14]" office:value-type="currency" office:currency="EUR" office:value="0.9" calcext:value-type="currency">
            <text:p>0.90 €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18.8x2.5</text:p>
          </table:table-cell>
          <table:table-cell office:value-type="string" calcext:value-type="string">
            <text:p><text:a xlink:href="https://www.reichelt.de/stiftleiste-50-polig-vergoldet-2-54mm-bkl-10120184-p235642.html?&amp;trstct=pol_10" xlink:type="simple">https://www.reichelt.de/stiftleiste-50-polig-vergoldet-2-54mm-bkl-10120184-p235642.html?&amp;trstct=pol_10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Button</text:p>
          </table:table-cell>
          <table:table-cell office:value-type="string" calcext:value-type="string">
            <text:p>RND 210-00203</text:p>
          </table:table-cell>
          <table:table-cell office:value-type="float" office:value="2" calcext:value-type="float">
            <text:p>2</text:p>
          </table:table-cell>
          <table:table-cell table:style-name="ce12" office:value-type="currency" office:currency="EUR" office:value="0.21" calcext:value-type="currency">
            <text:p>0.21 €</text:p>
          </table:table-cell>
          <table:table-cell table:formula="of:=[.D15]*[.C15]" office:value-type="currency" office:currency="EUR" office:value="0.42" calcext:value-type="currency">
            <text:p>0.42 €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6x6</text:p>
          </table:table-cell>
          <table:table-cell office:value-type="string" calcext:value-type="string">
            <text:p><text:a xlink:href="https://www.reichelt.de/printtaster-smd-1-57-n-6-x-6-x-4-3-mm-rnd-210-00203-p226424.html?&amp;trstct=pol_10" xlink:type="simple">https://www.reichelt.de/printtaster-smd-1-57-n-6-x-6-x-4-3-mm-rnd-210-00203-p226424.html?&amp;trstct=pol_10</text:a></text:p>
          </table:table-cell>
          <table:table-cell table:number-columns-repeated="56"/>
        </table:table-row>
        <table:table-row table:style-name="ro2" table:visibility="collapse">
          <table:table-cell table:style-name="ce6" office:value-type="string" calcext:value-type="string">
            <text:p>Programmierheader SMD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4" office:value-type="currency" office:currency="EUR" office:value="0.57" calcext:value-type="currency">
            <text:p>0.57 €</text:p>
          </table:table-cell>
          <table:table-cell table:style-name="ce4" table:formula="of:=[.D16]*[.C16]" office:value-type="currency" office:currency="EUR" office:value="0.57" calcext:value-type="currency">
            <text:p>0.57 €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string" calcext:value-type="string">
            <text:p>14.0x5.5</text:p>
          </table:table-cell>
          <table:table-cell table:style-name="ce15" office:value-type="string" calcext:value-type="string">
            <text:p><text:a xlink:href="https://www.reichelt.de/10pol-smd-stiftleiste-gerade-rm-2-00-sl-1x10g-smd2-00-p51704.html?&amp;trstct=pos_1" xlink:type="simple">https://www.reichelt.de/10pol-smd-stiftleiste-gerade-rm-2-00-sl-1x10g-smd2-00-p51704.html?&amp;trstct=pos_1</text:a></text:p>
          </table:table-cell>
          <table:table-cell table:style-name="ce15" table:number-columns-repeated="56"/>
        </table:table-row>
        <table:table-row table:style-name="ro2" table:visibility="collapse">
          <table:table-cell table:style-name="ce6" office:value-type="string" calcext:value-type="string">
            <text:p>Ladebuchse (Micro-USB)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51" calcext:value-type="currency">
            <text:p>0.51 €</text:p>
          </table:table-cell>
          <table:table-cell table:formula="of:=[.D17]*[.C17]" office:value-type="currency" office:currency="EUR" office:value="0.51" calcext:value-type="currency">
            <text:p>0.51 €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8.0x5.5</text:p>
          </table:table-cell>
          <table:table-cell office:value-type="string" calcext:value-type="string">
            <text:p><text:a xlink:href="https://www.reichelt.de/micro-usb-einbaubuchse-typ-b-5-pol-smd-mic-usb-bbu-p155041.html?&amp;trstct=pos_0" xlink:type="simple">https://www.reichelt.de/micro-usb-einbaubuchse-typ-b-5-pol-smd-mic-usb-bbu-p155041.html?&amp;trstct=pos_0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Programming heaeder THT 1.27mm vertical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89" calcext:value-type="currency">
            <text:p>0.89 €</text:p>
          </table:table-cell>
          <table:table-cell table:style-name="ce7" table:formula="of:=[.D18]*[.C18]" office:value-type="currency" office:currency="EUR" office:value="0.89" calcext:value-type="currency">
            <text:p>0.89 €</text:p>
          </table:table-cell>
          <table:table-cell office:value-type="float" office:value="5" calcext:value-type="float">
            <text:p>5.0</text:p>
          </table:table-cell>
          <table:table-cell/>
          <table:table-cell office:value-type="string" calcext:value-type="string">
            <text:p><text:a xlink:href="https://www.conrad.de/de/p/tru-components-stiftleiste-standard-anzahl-reihen-1-polzahl-je-reihe-20-tc-2506255-1-st-2139366.html" xlink:type="simple">https://www.conrad.de/de/p/tru-components-stiftleiste-standard-anzahl-reihen-1-polzahl-je-reihe-20-tc-2506255-1-st-2139366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Charging Jack (Micro-USB)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currency" office:currency="EUR" office:value="1.96" calcext:value-type="currency">
            <text:p>1.96 €</text:p>
          </table:table-cell>
          <table:table-cell table:formula="of:=[.D19]*[.C19]" office:value-type="currency" office:currency="EUR" office:value="1.96" calcext:value-type="currency">
            <text:p>1.96 €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<text:a xlink:href="https://www.conrad.de/de/p/micro-usb-steckverbinder-serie-wr-com-buchse-einbau-vertikal-smt-wuerth-elektronik-inhalt-1-st-1898830.html" xlink:type="simple">https://www.conrad.de/de/p/micro-usb-steckverbinder-serie-wr-com-buchse-einbau-vertikal-smt-wuerth-elektronik-inhalt-1-st-1898830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Capacitor</text:p>
          </table:table-cell>
          <table:table-cell office:value-type="string" calcext:value-type="string">
            <text:p>X7R-G0603 100N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2" calcext:value-type="currency">
            <text:p>0.02 €</text:p>
          </table:table-cell>
          <table:table-cell table:formula="of:=[.D20]*[.C20]" office:value-type="currency" office:currency="EUR" office:value="0.02" calcext:value-type="currency">
            <text:p>0.02 €</text:p>
          </table:table-cell>
          <table:table-cell office:value-type="float" office:value="1" calcext:value-type="float">
            <text:p>1.0</text:p>
          </table:table-cell>
          <table:table-cell/>
          <table:table-cell office:value-type="string" calcext:value-type="string">
            <text:p><text:a xlink:href="https://www.reichelt.de/smd-vielschicht-keramikkondensator-100n-10-x7r-g0603-100n-p31873.html?&amp;trstct=pol_0" xlink:type="simple">https://www.reichelt.de/smd-vielschicht-keramikkondensator-100n-10-x7r-g0603-100n-p31873.html?&amp;trstct=pol_0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Capacitor</text:p>
          </table:table-cell>
          <table:table-cell office:value-type="string" calcext:value-type="string">
            <text:p>KEM X5R0603 1,0U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2" calcext:value-type="currency">
            <text:p>0.02 €</text:p>
          </table:table-cell>
          <table:table-cell table:formula="of:=[.C21]*[.D21]" office:value-type="currency" office:currency="EUR" office:value="0.02" calcext:value-type="currency">
            <text:p>0.02 €</text:p>
          </table:table-cell>
          <table:table-cell office:value-type="float" office:value="1" calcext:value-type="float">
            <text:p>1.0</text:p>
          </table:table-cell>
          <table:table-cell/>
          <table:table-cell office:value-type="string" calcext:value-type="string">
            <text:p><text:a xlink:href="https://www.reichelt.de/vielschicht-kerko-1-0-f-25v-85-c-kem-x5r0603-1-0u-p207006.html?&amp;trstct=pol_1" xlink:type="simple">https://www.reichelt.de/vielschicht-kerko-1-0-f-25v-85-c-kem-x5r0603-1-0u-p207006.html?&amp;trstct=pol_1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Capacitor</text:p>
          </table:table-cell>
          <table:table-cell office:value-type="string" calcext:value-type="string">
            <text:p>KEM X5R0603 4,7U</text:p>
          </table:table-cell>
          <table:table-cell office:value-type="float" office:value="4" calcext:value-type="float">
            <text:p>4</text:p>
          </table:table-cell>
          <table:table-cell table:style-name="ce12" office:value-type="currency" office:currency="EUR" office:value="0.07" calcext:value-type="currency">
            <text:p>0.07 €</text:p>
          </table:table-cell>
          <table:table-cell table:formula="of:=[.C22]*[.D22]" office:value-type="currency" office:currency="EUR" office:value="0.28" calcext:value-type="currency">
            <text:p>0.28 €</text:p>
          </table:table-cell>
          <table:table-cell office:value-type="float" office:value="1" calcext:value-type="float">
            <text:p>1.0</text:p>
          </table:table-cell>
          <table:table-cell/>
          <table:table-cell office:value-type="string" calcext:value-type="string">
            <text:p><text:a xlink:href="https://www.reichelt.de/vielschicht-kerko-4-7-f-10v-85-c-kem-x5r0603-4-7u-p207009.html?&amp;trstct=pol_0" xlink:type="simple">https://www.reichelt.de/vielschicht-kerko-4-7-f-10v-85-c-kem-x5r0603-4-7u-p207009.html?&amp;trstct=pol_0</text:a></text:p>
          </table:table-cell>
          <table:table-cell table:number-columns-repeated="56"/>
        </table:table-row>
        <table:table-row table:style-name="ro2" table:visibility="collapse">
          <table:table-cell table:style-name="ce6" office:value-type="string" calcext:value-type="string">
            <text:p>Quarzoszillator 8MHz</text:p>
          </table:table-cell>
          <table:table-cell office:value-type="string" calcext:value-type="string">
            <text:p>XO53 8,00000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1.2" calcext:value-type="currency">
            <text:p>1.20 €</text:p>
          </table:table-cell>
          <table:table-cell table:formula="of:=[.C23]*[.D23]" office:value-type="currency" office:currency="EUR" office:value="1.2" calcext:value-type="currency">
            <text:p>1.20 €</text:p>
          </table:table-cell>
          <table:table-cell office:value-type="float" office:value="1" calcext:value-type="float">
            <text:p>1.0</text:p>
          </table:table-cell>
          <table:table-cell/>
          <table:table-cell office:value-type="string" calcext:value-type="string">
            <text:p><text:a xlink:href="https://www.reichelt.de/8-0mhz-quarzoszillator-keramik-smd-xo53-xo53-8-00000-p85026.html?&amp;trstct=pol_0" xlink:type="simple">https://www.reichelt.de/8-0mhz-quarzoszillator-keramik-smd-xo53-xo53-8-00000-p85026.html?&amp;trstct=pol_0</text:a></text:p>
          </table:table-cell>
          <table:table-cell table:number-columns-repeated="56"/>
        </table:table-row>
        <table:table-row table:style-name="ro2" table:visibility="collapse">
          <table:table-cell table:style-name="ce6" office:value-type="string" calcext:value-type="string">
            <text:p>Quarz 8MHz</text:p>
          </table:table-cell>
          <table:table-cell office:value-type="string" calcext:value-type="string">
            <text:p>HC49/US HC49/4H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63" calcext:value-type="currency">
            <text:p>0.63 €</text:p>
          </table:table-cell>
          <table:table-cell table:formula="of:=[.C24]*[.D24]" office:value-type="currency" office:currency="EUR" office:value="0.63" calcext:value-type="currency">
            <text:p>0.63 €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<text:a xlink:href="https://www.conrad.de/de/p/euroquartz-quarzkristall-quarz-hc49-us-hc49-4h-8-000-mhz-18-pf-l-x-b-x-h-3-68-x-10-26-x-3-5-mm-1-st-156453.html" xlink:type="simple">https://www.conrad.de/de/p/euroquartz-quarzkristall-quarz-hc49-us-hc49-4h-8-000-mhz-18-pf-l-x-b-x-h-3-68-x-10-26-x-3-5-mm-1-st-156453.html</text:a></text:p>
          </table:table-cell>
          <table:table-cell table:number-columns-repeated="56"/>
        </table:table-row>
        <table:table-row table:style-name="ro2" table:visibility="collapse">
          <table:table-cell table:style-name="ce6" office:value-type="string" calcext:value-type="string">
            <text:p>Quarz 16MHz</text:p>
          </table:table-cell>
          <table:table-cell office:value-type="string" calcext:value-type="string">
            <text:p>16.000MHz X2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92" calcext:value-type="currency">
            <text:p>0.92 €</text:p>
          </table:table-cell>
          <table:table-cell table:formula="of:=[.C25]*[.D25]" office:value-type="currency" office:currency="EUR" office:value="0.92" calcext:value-type="currency">
            <text:p>0.92 €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.0x2.5</text:p>
          </table:table-cell>
          <table:table-cell office:value-type="string" calcext:value-type="string">
            <text:p><text:a xlink:href="https://www.conrad.de/de/p/euroquartz-quarzkristall-16-000mhz-x22-30-30-40-85-12pf-smd-4-16-000-mhz-12-pf-2-5-mm-2-mm-0-6-mm-1-st-tape-cut-re-re-1009312.html" xlink:type="simple">https://www.conrad.de/de/p/euroquartz-quarzkristall-16-000mhz-x22-30-30-40-85-12pf-smd-4-16-000-mhz-12-pf-2-5-mm-2-mm-0-6-mm-1-st-tape-cut-re-re-1009312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Quarz 8MHz</text:p>
          </table:table-cell>
          <table:table-cell office:value-type="string" calcext:value-type="string">
            <text:p>8.000MHZ MQ 30/30/40/12PF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2.21" calcext:value-type="currency">
            <text:p>2.21 €</text:p>
          </table:table-cell>
          <table:table-cell table:formula="of:=[.C26]*[.D26]" office:value-type="currency" office:currency="EUR" office:value="2.21" calcext:value-type="currency">
            <text:p>2.21 €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x7</text:p>
          </table:table-cell>
          <table:table-cell office:value-type="string" calcext:value-type="string">
            <text:p><text:a xlink:href="https://www.conrad.de/de/p/euroquartz-quarzkristall-quarz-smd-5x7-smd-4-8-000-mhz-12-pf-7-mm-5-mm-1-2-mm-1-st-155131.html" xlink:type="simple">https://www.conrad.de/de/p/euroquartz-quarzkristall-quarz-smd-5x7-smd-4-8-000-mhz-12-pf-7-mm-5-mm-1-2-mm-1-st-155131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Capacitor 4pF Quarz</text:p>
          </table:table-cell>
          <table:table-cell office:value-type="string" calcext:value-type="string">
            <text:p>NPO 0603 CF 4,0P 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2" calcext:value-type="currency">
            <text:p>0.02 €</text:p>
          </table:table-cell>
          <table:table-cell table:formula="of:=[.C27]*[.D27]" office:value-type="currency" office:currency="EUR" office:value="0.02" calcext:value-type="currency">
            <text:p>0.02 €</text:p>
          </table:table-cell>
          <table:table-cell table:number-columns-repeated="2"/>
          <table:table-cell office:value-type="string" calcext:value-type="string">
            <text:p><text:a xlink:href="https://www.reichelt.de/smd-kerko-0603-4-0pf-50v-10-mlcc-npo-0603-cf-4-0p-p193988.html?&amp;trstct=pol_0" xlink:type="simple">https://www.reichelt.de/smd-kerko-0603-4-0pf-50v-10-mlcc-npo-0603-cf-4-0p-p193988.html?&amp;trstct=pol_0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Fuse (not recommended, but footprint in PCB v4)</text:p>
          </table:table-cell>
          <table:table-cell table:style-name="ce3" office:value-type="float" office:value="220034" calcext:value-type="float">
            <text:p>220034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69" calcext:value-type="currency">
            <text:p>0.69 €</text:p>
          </table:table-cell>
          <table:table-cell table:formula="of:=[.C28]*[.D28]" office:value-type="currency" office:currency="EUR" office:value="0.69" calcext:value-type="currency">
            <text:p>0.69 €</text:p>
          </table:table-cell>
          <table:table-cell/>
          <table:table-cell office:value-type="string" calcext:value-type="string">
            <text:p>3x7</text:p>
          </table:table-cell>
          <table:table-cell office:value-type="string" calcext:value-type="string">
            <text:p><text:a xlink:href="https://www.conrad.de/de/p/eska-smd-ssq-f-3-a-smd-sicherung-smd-2410-3-a-125-v-flink-f-1-529794.html" xlink:type="simple">https://www.conrad.de/de/p/eska-smd-ssq-f-3-a-smd-sicherung-smd-2410-3-a-125-v-flink-f-1-529794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Fuse (recommended and in use in PCB v4)</text:p>
          </table:table-cell>
          <table:table-cell table:style-name="ce3" office:value-type="string" calcext:value-type="string">
            <text:p>MINISMDC150F-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4" calcext:value-type="currency">
            <text:p>0.04 €</text:p>
          </table:table-cell>
          <table:table-cell table:formula="of:=[.C29]*[.D29]" office:value-type="currency" office:currency="EUR" office:value="0.04" calcext:value-type="currency">
            <text:p>0.04 €</text:p>
          </table:table-cell>
          <table:table-cell table:number-columns-repeated="2"/>
          <table:table-cell office:value-type="string" calcext:value-type="string">
            <text:p><text:a xlink:href="https://lcsc.com/product-detail/Surface-Mount-Fuses_TE-Connectivity_MINISMDC150F-2_1-5A-6V_C9308.html" xlink:type="simple">https://lcsc.com/product-detail/Surface-Mount-Fuses_TE-Connectivity_MINISMDC150F-2_1-5A-6V_C9308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Programming header THT 1.27mm horizontal</text:p>
          </table:table-cell>
          <table:table-cell office:value-type="string" calcext:value-type="string">
            <text:p>TC-1414-20-2-20-00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1.3" calcext:value-type="currency">
            <text:p>1.30 €</text:p>
          </table:table-cell>
          <table:table-cell table:formula="of:=[.C30]*[.D30]" office:value-type="currency" office:currency="EUR" office:value="1.3" calcext:value-type="currency">
            <text:p>1.30 €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<text:a xlink:href="https://www.conrad.de/de/p/w-p-products-stiftleiste-standard-anzahl-reihen-1-polzahl-je-reihe-20-707-1-20-2-20-00-1-719680.html" xlink:type="simple">https://www.conrad.de/de/p/w-p-products-stiftleiste-standard-anzahl-reihen-1-polzahl-je-reihe-20-707-1-20-2-20-00-1-719680.html</text:a></text:p>
          </table:table-cell>
          <table:table-cell table:number-columns-repeated="56"/>
        </table:table-row>
        <table:table-row table:style-name="ro2">
          <table:table-cell table:style-name="ce6" office:value-type="string" calcext:value-type="string">
            <text:p>Resistor 0 Ohm</text:p>
          </table:table-cell>
          <table:table-cell office:value-type="string" calcext:value-type="string">
            <text:p>RND 0805 0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EUR" office:value="0.02" calcext:value-type="currency">
            <text:p>0.02 €</text:p>
          </table:table-cell>
          <table:table-cell table:formula="of:=[.C31]*[.D31]" office:value-type="currency" office:currency="EUR" office:value="0.06" calcext:value-type="currency">
            <text:p>0.06 €</text:p>
          </table:table-cell>
          <table:table-cell table:number-columns-repeated="2"/>
          <table:table-cell office:value-type="string" calcext:value-type="string">
            <text:p><text:a xlink:href="https://www.reichelt.de/smd-widerstand-0805-0-ohm-125-mw-rnd-0805-0-p183146.html?&amp;nbc=1" xlink:type="simple">https://www.reichelt.de/smd-widerstand-0805-0-ohm-125-mw-rnd-0805-0-p183146.html?&amp;nbc=1</text:a>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>
            <text:p>Various other Resistors in 0805, see schematic</text:p>
            <text:p>(I have them laying around)</text:p>
          </table:table-cell>
          <table:table-cell table:number-columns-repeated="2"/>
          <table:table-cell table:style-name="ce12"/>
          <table:table-cell table:number-columns-repeated="60"/>
        </table:table-row>
        <table:table-row table:style-name="ro2" table:number-rows-repeated="4">
          <table:table-cell table:style-name="ce6"/>
          <table:table-cell table:number-columns-repeated="63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de-IC" table:style-name="ta1">
        <table:table-column table:style-name="co4" table:default-cell-style-name="Default"/>
        <table:table-column table:style-name="co9" table:default-cell-style-name="Default"/>
        <table:table-column table:style-name="co4" table:default-cell-style-name="ce12"/>
        <table:table-column table:style-name="co10" table:default-cell-style-name="ce20"/>
        <table:table-column table:style-name="co4" table:default-cell-style-name="ce20"/>
        <table:table-column table:style-name="co4" table:number-columns-repeated="59" table:default-cell-style-name="Default"/>
        <table:table-row table:style-name="ro2">
          <table:table-cell table:style-name="ce11" office:value-type="string" calcext:value-type="string">
            <text:p>Bauteil</text:p>
          </table:table-cell>
          <table:table-cell table:style-name="ce11" office:value-type="string" calcext:value-type="string">
            <text:p>MPN</text:p>
          </table:table-cell>
          <table:table-cell table:style-name="ce11" office:value-type="string" calcext:value-type="string">
            <text:p>Preis</text:p>
          </table:table-cell>
          <table:table-cell table:style-name="ce13" office:value-type="string" calcext:value-type="string">
            <text:p>Features</text:p>
          </table:table-cell>
          <table:table-cell table:style-name="ce13" office:value-type="string" calcext:value-type="string">
            <text:p>Bedenken</text:p>
          </table:table-cell>
          <table:table-cell table:style-name="ce11" office:value-type="string" calcext:value-type="string">
            <text:p>Link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ade-IC</text:p>
          </table:table-cell>
          <table:table-cell office:value-type="string" calcext:value-type="string">
            <text:p>MAX1555</text:p>
          </table:table-cell>
          <table:table-cell office:value-type="currency" office:currency="EUR" office:value="2.02" calcext:value-type="currency">
            <text:p>2.02 €</text:p>
          </table:table-cell>
          <table:table-cell table:style-name="ce18" office:value-type="string" calcext:value-type="string">
            <text:p>100mA, Eingangsspannung OK, Ladestatus, UVLO-Eingang, 4.2V Full</text:p>
          </table:table-cell>
          <table:table-cell table:style-name="ce18" office:value-type="string" calcext:value-type="string">
            <text:p>Thermik?</text:p>
          </table:table-cell>
          <table:table-cell office:value-type="string" calcext:value-type="string">
            <text:p><text:a xlink:href="https://www.conrad.de/de/p/maxim-integrated-max1555ezk-t-pmic-batteriemanagement-lademanagement-li-ion-li-pol-tsot-23-5-oberflaechenmontage-1121936.html" xlink:type="simple">https://www.conrad.de/de/p/maxim-integrated-max1555ezk-t-pmic-batteriemanagement-lademanagement-li-ion-li-pol-tsot-23-5-oberflaechenmontage-1121936.html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de-IC</text:p>
          </table:table-cell>
          <table:table-cell office:value-type="string" calcext:value-type="string">
            <text:p>MCP73833-FCI/UN</text:p>
          </table:table-cell>
          <table:table-cell office:value-type="currency" office:currency="EUR" office:value="0.86" calcext:value-type="currency">
            <text:p>0.86 €</text:p>
          </table:table-cell>
          <table:table-cell table:style-name="ce18" office:value-type="string" calcext:value-type="string">
            <text:p>Temp Monitor, Programmable Full-Voltage, CC und CV-Ladung, Programmable Charge Current, Ladestatus</text:p>
          </table:table-cell>
          <table:table-cell table:style-name="ce18"/>
          <table:table-cell office:value-type="string" calcext:value-type="string">
            <text:p><text:a xlink:href="https://www.conrad.de/de/p/microchip-technology-mcp73833-fci-un-pmic-batteriemanagement-lademanagement-li-ion-li-pol-msop-10-oberflaechenmontage-1085504.html" xlink:type="simple">https://www.conrad.de/de/p/microchip-technology-mcp73833-fci-un-pmic-batteriemanagement-lademanagement-li-ion-li-pol-msop-10-oberflaechenmontage-1085504.html</text:a></text:p>
          </table:table-cell>
          <table:table-cell table:number-columns-repeated="58"/>
        </table:table-row>
        <table:table-row table:style-name="ro2">
          <table:table-cell table:style-name="ce16" office:value-type="string" calcext:value-type="string">
            <text:p>Lade-IC</text:p>
          </table:table-cell>
          <table:table-cell table:style-name="ce16" office:value-type="string" calcext:value-type="string">
            <text:p>MAX1811</text:p>
          </table:table-cell>
          <table:table-cell table:style-name="ce17" office:value-type="currency" office:currency="EUR" office:value="2.75" calcext:value-type="currency">
            <text:p>2.75 €</text:p>
          </table:table-cell>
          <table:table-cell table:style-name="ce19" office:value-type="string" calcext:value-type="string">
            <text:p>4.1/4.2 Full, Ladestatus, Enable, SO-8 Package, 100mA oder 500mA</text:p>
          </table:table-cell>
          <table:table-cell table:style-name="ce19"/>
          <table:table-cell table:style-name="ce16" office:value-type="string" calcext:value-type="string">
            <text:p><text:a xlink:href="https://www.reichelt.de/battery-management-ic-li-lader-so-8-max-1811-esa-p57853.html?&amp;trstct=pos_1" xlink:type="simple">https://www.reichelt.de/battery-management-ic-li-lader-so-8-max-1811-esa-p57853.html?&amp;trstct=pos_1</text:a></text:p>
          </table:table-cell>
          <table:table-cell table:style-name="ce16" table:number-columns-repeated="58"/>
        </table:table-row>
        <table:table-row table:style-name="ro1">
          <table:table-cell office:value-type="string" calcext:value-type="string">
            <text:p>Lade-IC</text:p>
          </table:table-cell>
          <table:table-cell office:value-type="string" calcext:value-type="string">
            <text:p>BQ24090</text:p>
          </table:table-cell>
          <table:table-cell office:value-type="currency" office:currency="EUR" office:value="1.25" calcext:value-type="currency">
            <text:p>1.25 €</text:p>
          </table:table-cell>
          <table:table-cell office:value-type="string" calcext:value-type="string">
            <text:p>100mA oder 500mA, Sicherheitstimer (10h), CC und CV-Ladung, Ausgangskurzschlusserkennung, Termistor Pin, Ladestatus, Power Good</text:p>
          </table:table-cell>
          <table:table-cell/>
          <table:table-cell office:value-type="string" calcext:value-type="string">
            <text:p><text:a xlink:href="https://www.reichelt.de/battery-management-ic-li-ion-msop-10-bq-24090-dgqt-p188799.html?&amp;trstct=pos_0" xlink:type="simple">https://www.reichelt.de/battery-management-ic-li-ion-msop-10-bq-24090-dgqt-p188799.html?&amp;trstct=pos_0</text:a>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ade-IC</text:p>
          </table:table-cell>
          <table:table-cell office:value-type="string" calcext:value-type="string">
            <text:p>MC34671AEPR2</text:p>
          </table:table-cell>
          <table:table-cell office:value-type="currency" office:currency="EUR" office:value="1.39" calcext:value-type="currency">
            <text:p>1.39 €</text:p>
          </table:table-cell>
          <table:table-cell office:value-type="string" calcext:value-type="string">
            <text:p>600mA, </text:p>
          </table:table-cell>
          <table:table-cell/>
          <table:table-cell office:value-type="string" calcext:value-type="string">
            <text:p><text:a xlink:href="https://www.conrad.de/de/p/nxp-semiconductors-mc34671aepr2-pmic-batteriemanagement-lademanagement-li-ion-li-pol-udfn-8-ep-2x3-oberflaechenmonta-1182980.html" xlink:type="simple">https://www.conrad.de/de/p/nxp-semiconductors-mc34671aepr2-pmic-batteriemanagement-lademanagement-li-ion-li-pol-udfn-8-ep-2x3-oberflaechenmonta-1182980.html</text:a></text:p>
          </table:table-cell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number:number-style style:name="N10123" number:language="en" number:country="US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08:25:31.177947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2.2$Linux_X86_64 LibreOffice_project/3a01483fc371ab18cfca4bab0d636937da5eaf70</meta:generator>
    <dc:date>2020-11-22T08:40:40.065854478</dc:date>
    <meta:editing-duration>PT18H17M18S</meta:editing-duration>
    <meta:editing-cycles>89</meta:editing-cycles>
    <meta:document-statistic meta:table-count="2" meta:cell-count="259" meta:object-count="0"/>
  </office:meta>
</office:document-meta>
</file>